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language="es" fo:country="ES" officeooo:rsid="000514cc" officeooo:paragraph-rsid="000514cc"/>
    </style:style>
    <style:style style:name="P2" style:family="paragraph" style:parent-style-name="Standard">
      <style:text-properties style:font-name="Arial1" fo:language="es" fo:country="ES" officeooo:rsid="000514cc" officeooo:paragraph-rsid="000514cc"/>
    </style:style>
    <style:style style:name="P3" style:family="paragraph" style:parent-style-name="Standard">
      <style:text-properties style:font-name="Arial1" fo:language="es" fo:country="ES" officeooo:rsid="00052a2a" officeooo:paragraph-rsid="00052a2a"/>
    </style:style>
    <style:style style:name="P4" style:family="paragraph" style:parent-style-name="Standard">
      <style:text-properties style:text-line-through-style="none" style:text-line-through-type="none" style:font-name="Arial1" fo:language="es" fo:country="ES" officeooo:rsid="000514cc" officeooo:paragraph-rsid="000514cc"/>
    </style:style>
    <style:style style:name="T1" style:family="text">
      <style:text-properties officeooo:rsid="00052a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Algoritmos <text:s/><text:tab/><text:tab/>Lorenzo González</text:p>
      <text:p text:style-name="P2"/>
      <text:p text:style-name="P2"/>
      <text:p text:style-name="P2"/>
      <text:p text:style-name="P2">-Algoritmo para cargar un teléfono móvil:</text:p>
      <text:p text:style-name="P2"/>
      <text:p text:style-name="P2">1 Enchufar el cargador a la corriente.</text:p>
      <text:p text:style-name="P2"/>
      <text:p text:style-name="P2">2 Enchufar el otro extremo al teléfono.</text:p>
      <text:p text:style-name="P2"/>
      <text:p text:style-name="P2">3 Comprobar que este cargando.</text:p>
      <text:p text:style-name="P2"/>
      <text:p text:style-name="P2"/>
      <text:p text:style-name="P4">-Algoritmo para apagar el ordenador portátil:</text:p>
      <text:p text:style-name="P2"/>
      <text:p text:style-name="P2">1 Comprobar que no hay ningún proceso importante en ejecución.</text:p>
      <text:p text:style-name="P2"/>
      <text:p text:style-name="P2">2 En el escritorio hacer el comando Ctrl + F4. </text:p>
      <text:p text:style-name="P2"/>
      <text:p text:style-name="P2">3 Seleccionar la opción de Apagar.</text:p>
      <text:p text:style-name="P2"/>
      <text:p text:style-name="P2"/>
      <text:p text:style-name="P2">-Algoritmo para conducir un coche:</text:p>
      <text:p text:style-name="P2"/>
      <text:p text:style-name="P2">1 Poseer el permiso de conducción.</text:p>
      <text:p text:style-name="P2"/>
      <text:p text:style-name="P2">2 Abrir el vehículo con las llaves del mismo.</text:p>
      <text:p text:style-name="P2"/>
      <text:p text:style-name="P2">3 Colocar la llave en la ranura.</text:p>
      <text:p text:style-name="P2"/>
      <text:p text:style-name="P2">4 Arrancas el coche.</text:p>
      <text:p text:style-name="P2"/>
      <text:p text:style-name="P2">5 Conducir.</text:p>
      <text:p text:style-name="P2"/>
      <text:p text:style-name="P2"/>
      <text:p text:style-name="P2">-Algoritmo para coger el autobús.</text:p>
      <text:p text:style-name="P2"/>
      <text:p text:style-name="P2">1 Comprobar la hora de llegada del bus.</text:p>
      <text:p text:style-name="P2"/>
      <text:p text:style-name="P2">2 Avisarle con señas de que te quieres subir.</text:p>
      <text:p text:style-name="P2"/>
      <text:p text:style-name="P2">3 <text:span text:style-name="T1">Subir y pagar.</text:span></text:p>
      <text:p text:style-name="P2"/>
      <text:p text:style-name="P3">4 Sentars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Algoritmo para navegar de forma privada.</text:p>
      <text:p text:style-name="P3"/>
      <text:p text:style-name="P3">1 Abres el navegador.</text:p>
      <text:p text:style-name="P3"/>
      <text:p text:style-name="P3">2 Compruebas que tu red es segura. </text:p>
      <text:p text:style-name="P3"/>
      <text:p text:style-name="P3">3 Navegar.</text:p>
      <text:p text:style-name="P3"/>
      <text:p text:style-name="P3"/>
      <text:p text:style-name="P3">-Algoritmo para saber si un alumno, después de hacer 2 exámenes, ha aprobado la asignatura, estando aprobado a a partir de 5.</text:p>
      <text:p text:style-name="P3"/>
      <text:p text:style-name="P3">1 Saber las notas exactas del examen.</text:p>
      <text:p text:style-name="P3"/>
      <text:p text:style-name="P3">2 Sumar las notas.</text:p>
      <text:p text:style-name="P3"/>
      <text:p text:style-name="P3">3 Divides esa suma entre el número de notas que tengas.</text:p>
      <text:p text:style-name="P3"/>
      <text:p text:style-name="P3">4 Resultado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8:16:29.720000000</meta:creation-date>
    <dc:date>2022-09-14T18:37:00.601000000</dc:date>
    <meta:editing-duration>PT8M7S</meta:editing-duration>
    <meta:editing-cycles>1</meta:editing-cycles>
    <meta:document-statistic meta:table-count="0" meta:image-count="0" meta:object-count="0" meta:page-count="2" meta:paragraph-count="29" meta:word-count="187" meta:character-count="1051" meta:non-whitespace-character-count="888"/>
    <meta:generator>LibreOffice/7.3.2.2$Windows_X86_64 LibreOffice_project/49f2b1bff42cfccbd8f788c8dc32c1c309559be0</meta:generator>
  </office:meta>
</office:document-meta>
</file>